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065" officeooo:paragraph-rsid="001d0065"/>
    </style:style>
    <style:style style:name="P2" style:family="paragraph" style:parent-style-name="Standard">
      <style:text-properties fo:font-weight="bold" officeooo:rsid="001d0065" officeooo:paragraph-rsid="001d0065" style:font-weight-asian="bold" style:font-weight-complex="bold"/>
    </style:style>
    <style:style style:name="P3" style:family="paragraph" style:parent-style-name="Standard">
      <style:text-properties officeooo:rsid="001d4dc0" officeooo:paragraph-rsid="001d4dc0"/>
    </style:style>
    <style:style style:name="P4" style:family="paragraph" style:parent-style-name="Standard" style:list-style-name="L1">
      <style:text-properties officeooo:rsid="001d4dc0" officeooo:paragraph-rsid="001d4dc0"/>
    </style:style>
    <style:style style:name="P5" style:family="paragraph" style:parent-style-name="Standard" style:list-style-name="L1">
      <style:text-properties officeooo:paragraph-rsid="001d4dc0"/>
    </style:style>
    <style:style style:name="T1" style:family="text">
      <style:text-properties officeooo:rsid="001d4d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Class notes October 31, 2017</text:p>
      <text:p text:style-name="P1"/>
      <text:list xml:id="list8113272139867899461" text:style-name="L1">
        <text:list-item>
          <text:p text:style-name="P5"><text:span text:style-name="T1">I should follow the PEP8 style of coding.</text:span></text:p>
        </text:list-item>
        <text:list-item>
          <text:p text:style-name="P4">For k in dict: ← this for loops through the keys</text:p>
        </text:list-item>
        <text:list-item>
          <text:p text:style-name="P4">list.sort()</text:p>
          <text:list>
            <text:list-item>
              <text:p text:style-name="P4">This sorts a list in place but returns None. This means it can’t return a value to be used for something else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8:04:03.158263546</meta:creation-date>
    <dc:date>2017-10-31T18:10:54.547579418</dc:date>
    <meta:editing-duration>PT6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52" meta:character-count="253" meta:non-whitespace-character-count="210"/>
  </office:meta>
</office:document-meta>
</file>